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6cm" fo:min-width="3.6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1.574cm"/>
    </style:style>
    <style:style style:name="gr3" style:family="graphic" style:parent-style-name="standard">
      <style:graphic-properties draw:textarea-horizontal-align="justify" draw:textarea-vertical-align="middle" draw:auto-grow-height="false" fo:min-height="0.143cm" fo:min-width="0.8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18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93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793cm"/>
    </style:style>
    <style:style style:name="gr7" style:family="graphic" style:parent-style-name="standard">
      <style:graphic-properties draw:textarea-horizontal-align="justify" draw:textarea-vertical-align="middle" draw:auto-grow-height="false" fo:min-height="0.143cm" fo:min-width="0.8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55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1.79cm"/>
    </style:style>
    <style:style style:name="gr10" style:family="graphic" style:parent-style-name="standard">
      <style:graphic-properties draw:textarea-horizontal-align="justify" draw:textarea-vertical-align="middle" draw:auto-grow-height="false" fo:min-height="0.143cm" fo:min-width="1.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.143cm" fo:min-width="1.298cm"/>
    </style:style>
    <style:style style:name="gr13" style:family="graphic" style:parent-style-name="standard">
      <style:graphic-properties draw:textarea-horizontal-align="justify" draw:textarea-vertical-align="middle" draw:auto-grow-height="false" fo:min-height="0.143cm" fo:min-width="1.22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1.354cm"/>
    </style:style>
    <style:style style:name="gr15" style:family="graphic" style:parent-style-name="standard">
      <style:graphic-properties draw:textarea-horizontal-align="justify" draw:textarea-vertical-align="middle" draw:auto-grow-height="false" fo:min-height="0.143cm" fo:min-width="1.16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1.546cm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71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12cm" svg:height="1.11cm" svg:x="6.586cm" svg:y="3.16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34cm" svg:height="0.725cm" svg:x="7.55cm" svg:y="3.323cm">
          <draw:text-box>
            <text:p><text:span text:style-name="T1">Products</text:span></text:p>
          </draw:text-box>
        </draw:frame>
        <draw:custom-shape draw:style-name="gr3" draw:text-style-name="P1" draw:layer="layout" svg:width="1.841cm" svg:height="0.555cm" svg:x="2.905cm" svg:y="3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0.855cm" svg:height="0.725cm" svg:x="3.413cm" svg:y="3.413cm">
          <draw:text-box>
            <text:p><text:span text:style-name="T1">id</text:span></text:p>
          </draw:text-box>
        </draw:frame>
        <draw:custom-shape draw:style-name="gr3" draw:text-style-name="P1" draw:layer="layout" svg:width="1.841cm" svg:height="0.555cm" svg:x="3.781cm" svg:y="2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1.652cm" svg:height="0.725cm" svg:x="3.92cm" svg:y="2.143cm">
          <draw:text-box>
            <text:p><text:span text:style-name="T1">name</text:span></text:p>
          </draw:text-box>
        </draw:frame>
        <draw:custom-shape draw:style-name="gr3" draw:text-style-name="P1" draw:layer="layout" svg:width="1.841cm" svg:height="0.555cm" svg:x="5.885cm" svg:y="2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.493cm" svg:height="0.725cm" svg:x="6.111cm" svg:y="2.143cm">
          <draw:text-box>
            <text:p><text:span text:style-name="T1">price</text:span></text:p>
          </draw:text-box>
        </draw:frame>
        <draw:custom-shape draw:style-name="gr7" draw:text-style-name="P1" draw:layer="layout" svg:width="1.84cm" svg:height="0.555cm" svg:x="10.443cm" svg:y="2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1.254cm" svg:height="0.725cm" svg:x="10.779cm" svg:y="2.016cm">
          <draw:text-box>
            <text:p><text:span text:style-name="T1">cod</text:span></text:p>
          </draw:text-box>
        </draw:frame>
        <draw:custom-shape draw:style-name="gr3" draw:text-style-name="P1" draw:layer="layout" svg:width="1.841cm" svg:height="0.555cm" svg:x="8.076cm" svg:y="2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4.12cm" svg:height="1.11cm" svg:x="14.299cm" svg:y="7.275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2.794cm" svg:height="0.725cm" svg:x="14.843cm" svg:y="7.477cm">
          <draw:text-box>
            <text:p><text:span text:style-name="T1">Registries</text:span></text:p>
          </draw:text-box>
        </draw:frame>
        <draw:custom-shape draw:style-name="gr10" draw:text-style-name="P1" draw:layer="layout" svg:width="3.068cm" svg:height="0.555cm" svg:x="16.753cm" svg:y="9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2.535cm" svg:height="0.725cm" svg:x="17.002cm" svg:y="9.001cm">
          <draw:text-box>
            <text:p><text:span text:style-name="T1">FechaMod</text:span></text:p>
          </draw:text-box>
        </draw:frame>
        <draw:custom-shape draw:style-name="gr7" draw:text-style-name="P1" draw:layer="layout" svg:width="1.84cm" svg:height="0.555cm" svg:x="19.646cm" svg:y="8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0.889cm" svg:height="0.725cm" svg:x="20.177cm" svg:y="8.022cm">
          <draw:text-box>
            <text:p><text:span text:style-name="T1">id</text:span></text:p>
          </draw:text-box>
        </draw:frame>
        <draw:custom-shape draw:style-name="gr12" draw:text-style-name="P1" draw:layer="layout" svg:width="2.542cm" svg:height="0.555cm" svg:x="16.14cm" svg:y="6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2.455cm" svg:height="0.725cm" svg:x="16.24cm" svg:y="5.99cm">
          <draw:text-box>
            <text:p><text:span text:style-name="T1">idProduct</text:span></text:p>
          </draw:text-box>
        </draw:frame>
        <draw:custom-shape draw:style-name="gr13" draw:text-style-name="P1" draw:layer="layout" svg:width="2.441cm" svg:height="0.555cm" svg:x="19.133cm" svg:y="5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" draw:layer="layout" svg:width="2.073cm" svg:height="0.725cm" svg:x="19.374cm" svg:y="5.953cm">
          <draw:text-box>
            <text:p><text:span text:style-name="T1">cantOld</text:span></text:p>
          </draw:text-box>
        </draw:frame>
        <draw:custom-shape draw:style-name="gr15" draw:text-style-name="P1" draw:layer="layout" svg:width="2.353cm" svg:height="0.555cm" svg:x="19.221cm" svg:y="7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draw:layer="layout" svg:width="2.366cm" svg:height="0.725cm" svg:x="19.288cm" svg:y="7.006cm">
          <draw:text-box>
            <text:p><text:span text:style-name="T1">cantNew</text:span></text:p>
          </draw:text-box>
        </draw:frame>
        <draw:connector draw:style-name="gr17" draw:text-style-name="P1" draw:layer="layout" svg:x1="8.646cm" svg:y1="4.278cm" svg:x2="14.299cm" svg:y2="7.83cm" draw:start-shape="id1" draw:start-glue-point="2" draw:end-shape="id2" draw:end-glue-point="3" svg:d="M8646 4278v3552h5653" svg:viewBox="0 0 5654 3553">
          <text:p/>
        </draw:connector>
        <draw:frame draw:style-name="gr18" draw:text-style-name="P3" draw:layer="layout" svg:width="0.526cm" svg:height="0.962cm" svg:x="8.953cm" svg:y="4.5cm">
          <draw:text-box>
            <text:p>N</text:p>
          </draw:text-box>
        </draw:frame>
        <draw:frame draw:style-name="gr18" draw:text-style-name="P3" draw:layer="layout" svg:width="0.439cm" svg:height="0.962cm" svg:x="13.642cm" svg:y="7.023cm">
          <draw:text-box>
            <text:p>1</text:p>
          </draw:text-box>
        </draw:frame>
        <draw:frame draw:style-name="gr19" draw:text-style-name="P2" draw:layer="layout" svg:width="1.59cm" svg:height="0.725cm" svg:x="8.239cm" svg:y="2.053cm">
          <draw:text-box>
            <text:p><text:span text:style-name="T1">brand</text:span></text:p>
          </draw:text-box>
        </draw:frame>
        <draw:custom-shape draw:style-name="gr1" draw:text-style-name="P1" xml:id="id3" draw:id="id3" draw:layer="layout" svg:width="4.12cm" svg:height="1.11cm" svg:x="3.23cm" svg:y="13.192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2.794cm" svg:height="0.725cm" svg:x="3.774cm" svg:y="13.394cm">
          <draw:text-box>
            <text:p><text:span text:style-name="T1">Providers</text:span></text:p>
          </draw:text-box>
        </draw:frame>
        <draw:custom-shape draw:style-name="gr7" draw:text-style-name="P1" draw:layer="layout" svg:width="1.84cm" svg:height="0.555cm" svg:x="7.923cm" svg:y="14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0.889cm" svg:height="0.725cm" svg:x="8.454cm" svg:y="13.991cm">
          <draw:text-box>
            <text:p><text:span text:style-name="T1">id</text:span></text:p>
          </draw:text-box>
        </draw:frame>
        <draw:custom-shape draw:style-name="gr12" draw:text-style-name="P1" draw:layer="layout" svg:width="2.542cm" svg:height="0.555cm" svg:x="2.636cm" svg:y="4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2.455cm" svg:height="0.725cm" svg:x="2.736cm" svg:y="4.429cm">
          <draw:text-box>
            <text:p><text:span text:style-name="T1">idProvider</text:span></text:p>
          </draw:text-box>
        </draw:frame>
        <draw:custom-shape draw:style-name="gr15" draw:text-style-name="P1" draw:layer="layout" svg:width="2.353cm" svg:height="0.555cm" svg:x="8.219cm" svg:y="13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draw:layer="layout" svg:width="2.366cm" svg:height="0.725cm" svg:x="8.286cm" svg:y="12.975cm">
          <draw:text-box>
            <text:p><text:span text:style-name="T1">name</text:span></text:p>
          </draw:text-box>
        </draw:frame>
        <draw:connector draw:style-name="gr17" draw:text-style-name="P1" draw:layer="layout" svg:x1="6.586cm" svg:y1="3.723cm" svg:x2="5.29cm" svg:y2="13.192cm" draw:start-shape="id1" draw:start-glue-point="3" draw:end-shape="id3" draw:end-glue-point="0" svg:d="M6586 3723h-1296v9469" svg:viewBox="0 0 1297 9470">
          <text:p/>
        </draw:connector>
        <draw:frame draw:style-name="gr18" draw:text-style-name="P3" draw:layer="layout" svg:width="0.526cm" svg:height="0.962cm" svg:x="4.302cm" svg:y="11.722cm">
          <draw:text-box>
            <text:p>N</text:p>
          </draw:text-box>
        </draw:frame>
        <draw:frame draw:style-name="gr18" draw:text-style-name="P3" draw:layer="layout" svg:width="0.439cm" svg:height="0.962cm" svg:x="5.445cm" svg:y="4.048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0T13:14:13.449198210</meta:creation-date>
    <dc:date>2018-10-20T14:54:13.589237928</dc:date>
    <meta:editing-duration>PT20M36S</meta:editing-duration>
    <meta:editing-cycles>3</meta:editing-cycles>
    <meta:generator>LibreOffice/6.0.6.2$Linux_X86_64 LibreOffice_project/00m0$Build-2</meta:generator>
    <meta:document-statistic meta:object-count="38"/>
  </office:meta>
</office:document-meta>
</file>